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Narrow SSm" svg:font-family="'Gotham Narrow SSm', 'Helvetica Neue', Helvetica, sans-serif"/>
    <style:font-face style:name="Times New Roman" svg:font-family="'Times New Roman'"/>
    <style:font-face style:name="Verdana" svg:font-family="Verdan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paragraph-rsid="000d0773"/>
    </style:style>
    <style:style style:name="P2" style:family="paragraph" style:parent-style-name="Standard">
      <style:paragraph-properties fo:line-height="200%"/>
      <style:text-properties officeooo:rsid="000ac6e8" officeooo:paragraph-rsid="000bd54b"/>
    </style:style>
    <style:style style:name="P3" style:family="paragraph" style:parent-style-name="Standard">
      <style:paragraph-properties fo:line-height="200%"/>
      <style:text-properties officeooo:rsid="000ac6e8" officeooo:paragraph-rsid="000d7947"/>
    </style:style>
    <style:style style:name="P4" style:family="paragraph" style:parent-style-name="Standard">
      <style:paragraph-properties fo:line-height="200%"/>
      <style:text-properties officeooo:rsid="000ac6e8" officeooo:paragraph-rsid="000f532f"/>
    </style:style>
    <style:style style:name="P5" style:family="paragraph" style:parent-style-name="Standard">
      <style:paragraph-properties fo:line-height="100%"/>
      <style:text-properties fo:color="#9999ff" officeooo:rsid="000f532f" officeooo:paragraph-rsid="000f532f"/>
    </style:style>
    <style:style style:name="P6" style:family="paragraph" style:parent-style-name="Standard">
      <style:paragraph-properties fo:line-height="100%"/>
      <style:text-properties fo:color="#6666ff" officeooo:rsid="000f532f" officeooo:paragraph-rsid="000f532f"/>
    </style:style>
    <style:style style:name="P7" style:family="paragraph" style:parent-style-name="Standard">
      <style:paragraph-properties fo:line-height="200%"/>
      <style:text-properties fo:color="#6666ff" officeooo:rsid="00111f91" officeooo:paragraph-rsid="00111f91"/>
    </style:style>
    <style:style style:name="P8" style:family="paragraph" style:parent-style-name="Standard">
      <style:paragraph-properties fo:line-height="200%"/>
      <style:text-properties fo:color="#6666ff" officeooo:rsid="0013d63e" officeooo:paragraph-rsid="0013d63e"/>
    </style:style>
    <style:style style:name="P9" style:family="paragraph" style:parent-style-name="Standard">
      <style:paragraph-properties fo:line-height="200%"/>
      <style:text-properties fo:color="#000000" officeooo:rsid="000ac6e8" officeooo:paragraph-rsid="00105561"/>
    </style:style>
    <style:style style:name="P10" style:family="paragraph" style:parent-style-name="Standard">
      <style:paragraph-properties fo:line-height="200%"/>
      <style:text-properties fo:color="#000000" officeooo:rsid="00111f91" officeooo:paragraph-rsid="00111f91"/>
    </style:style>
    <style:style style:name="P11" style:family="paragraph" style:parent-style-name="Standard">
      <style:paragraph-properties fo:line-height="200%"/>
      <style:text-properties fo:color="#000000" officeooo:rsid="00111f91" officeooo:paragraph-rsid="00131a65"/>
    </style:style>
    <style:style style:name="P12" style:family="paragraph" style:parent-style-name="Standard">
      <style:paragraph-properties fo:line-height="200%"/>
      <style:text-properties fo:color="#000000" officeooo:rsid="00131a65" officeooo:paragraph-rsid="00131a65"/>
    </style:style>
    <style:style style:name="P13" style:family="paragraph" style:parent-style-name="Standard">
      <style:paragraph-properties fo:line-height="200%"/>
      <style:text-properties fo:color="#000000" officeooo:rsid="0013d63e" officeooo:paragraph-rsid="0013d63e"/>
    </style:style>
    <style:style style:name="P14" style:family="paragraph" style:parent-style-name="Standard">
      <style:paragraph-properties fo:line-height="200%"/>
      <style:text-properties fo:color="#000000" officeooo:rsid="0013d63e" officeooo:paragraph-rsid="00141153"/>
    </style:style>
    <style:style style:name="P15" style:family="paragraph" style:parent-style-name="Standard">
      <style:paragraph-properties fo:line-height="200%" fo:text-align="center" style:justify-single-word="false"/>
      <style:text-properties fo:color="#000000" fo:font-size="14pt" fo:font-weight="bold" officeooo:rsid="0013d63e" officeooo:paragraph-rsid="0013d63e" style:font-size-asian="14pt" style:font-weight-asian="bold" style:font-size-complex="14pt" style:font-weight-complex="bold"/>
    </style:style>
    <style:style style:name="P16" style:family="paragraph" style:parent-style-name="Standard">
      <style:paragraph-properties fo:line-height="200%"/>
      <style:text-properties fo:color="#000000" officeooo:rsid="00151a0a" officeooo:paragraph-rsid="001712e6"/>
    </style:style>
    <style:style style:name="P17" style:family="paragraph" style:parent-style-name="Standard">
      <style:paragraph-properties fo:line-height="200%" fo:text-align="center" style:justify-single-word="false"/>
      <style:text-properties fo:font-size="14pt" fo:font-weight="bold" officeooo:rsid="000bd54b" officeooo:paragraph-rsid="000bd54b" style:font-size-asian="14pt" style:font-weight-asian="bold" style:font-size-complex="14pt" style:font-weight-complex="bold"/>
    </style:style>
    <style:style style:name="P18" style:family="paragraph" style:parent-style-name="Standard">
      <style:paragraph-properties fo:line-height="200%"/>
      <style:text-properties officeooo:rsid="000f532f" officeooo:paragraph-rsid="000f532f"/>
    </style:style>
    <style:style style:name="P19" style:family="paragraph" style:parent-style-name="Standard">
      <style:paragraph-properties fo:line-height="200%"/>
      <style:text-properties fo:color="#000000" officeooo:rsid="000f532f" officeooo:paragraph-rsid="00105561"/>
    </style:style>
    <style:style style:name="P20" style:family="paragraph" style:parent-style-name="Standard">
      <style:paragraph-properties fo:line-height="200%" fo:text-align="center" style:justify-single-word="false"/>
      <style:text-properties fo:color="#000000" fo:font-size="14pt" fo:font-weight="bold" officeooo:rsid="00141153" officeooo:paragraph-rsid="00141153" style:font-size-asian="14pt" style:font-weight-asian="bold" style:font-size-complex="14pt" style:font-weight-complex="bold"/>
    </style:style>
    <style:style style:name="P21" style:family="paragraph" style:parent-style-name="Standard">
      <style:paragraph-properties fo:line-height="200%" fo:text-align="center" style:justify-single-word="false"/>
      <style:text-properties fo:color="#000000" fo:font-size="14pt" fo:font-weight="bold" officeooo:rsid="0019c71c" officeooo:paragraph-rsid="0019c71c" style:font-size-asian="14pt" style:font-weight-asian="bold" style:font-size-complex="14pt" style:font-weight-complex="bold"/>
    </style:style>
    <style:style style:name="P22" style:family="paragraph" style:parent-style-name="Standard">
      <style:paragraph-properties fo:line-height="200%" fo:text-align="center" style:justify-single-word="false"/>
      <style:text-properties fo:color="#000000" fo:font-size="14pt" fo:font-weight="bold" officeooo:rsid="001f504d" officeooo:paragraph-rsid="00213388" style:font-size-asian="14pt" style:font-weight-asian="bold" style:font-size-complex="14pt" style:font-weight-complex="bold"/>
    </style:style>
    <style:style style:name="P23" style:family="paragraph" style:parent-style-name="Standard">
      <style:paragraph-properties fo:line-height="200%"/>
      <style:text-properties fo:color="#000000" officeooo:rsid="00141153" officeooo:paragraph-rsid="00141153"/>
    </style:style>
    <style:style style:name="P24" style:family="paragraph" style:parent-style-name="Standard">
      <style:paragraph-properties fo:line-height="200%"/>
      <style:text-properties fo:color="#000000" officeooo:rsid="00151a0a" officeooo:paragraph-rsid="00151a0a"/>
    </style:style>
    <style:style style:name="P25" style:family="paragraph" style:parent-style-name="Standard">
      <style:paragraph-properties fo:line-height="200%"/>
      <style:text-properties fo:color="#000000" officeooo:rsid="0019c71c" officeooo:paragraph-rsid="0019c71c"/>
    </style:style>
    <style:style style:name="P26" style:family="paragraph" style:parent-style-name="Standard">
      <style:paragraph-properties fo:line-height="200%"/>
      <style:text-properties fo:color="#000000" officeooo:rsid="0019c71c" officeooo:paragraph-rsid="001e5036"/>
    </style:style>
    <style:style style:name="P27" style:family="paragraph" style:parent-style-name="Standard">
      <style:paragraph-properties fo:line-height="200%"/>
      <style:text-properties fo:color="#000000" officeooo:rsid="001f504d" officeooo:paragraph-rsid="00213388"/>
    </style:style>
    <style:style style:name="P28" style:family="paragraph" style:parent-style-name="Standard">
      <style:paragraph-properties fo:line-height="200%">
        <style:tab-stops/>
      </style:paragraph-properties>
      <style:text-properties fo:color="#000000" officeooo:rsid="001f504d" officeooo:paragraph-rsid="00221fb1"/>
    </style:style>
    <style:style style:name="P29" style:family="paragraph" style:parent-style-name="Standard">
      <style:paragraph-properties fo:line-height="200%">
        <style:tab-stops/>
      </style:paragraph-properties>
      <style:text-properties fo:color="#000000" style:font-name="Liberation Serif" fo:font-size="12pt" officeooo:rsid="001f504d" officeooo:paragraph-rsid="0023c69e" style:font-size-asian="12pt" style:font-size-complex="12pt"/>
    </style:style>
    <style:style style:name="P30" style:family="paragraph" style:parent-style-name="Standard">
      <style:paragraph-properties fo:line-height="200%">
        <style:tab-stops/>
      </style:paragraph-properties>
      <style:text-properties fo:color="#000000" style:font-name="Liberation Serif" fo:font-size="12pt" officeooo:rsid="002572cf" officeooo:paragraph-rsid="002572cf" style:font-size-asian="12pt" style:font-size-complex="12pt"/>
    </style:style>
    <style:style style:name="P31" style:family="paragraph" style:parent-style-name="Standard">
      <style:paragraph-properties fo:line-height="200%" fo:text-align="center" style:justify-single-word="false">
        <style:tab-stops/>
      </style:paragraph-properties>
      <style:text-properties fo:color="#000000" style:font-name="Liberation Serif" fo:font-size="14pt" fo:font-weight="bold" officeooo:rsid="002572cf" officeooo:paragraph-rsid="002572cf" style:font-size-asian="14pt" style:font-weight-asian="bold" style:font-size-complex="14pt" style:font-weight-complex="bold"/>
    </style:style>
    <style:style style:name="P32" style:family="paragraph" style:parent-style-name="Standard">
      <style:paragraph-properties fo:line-height="200%"/>
      <style:text-properties fo:font-variant="normal" fo:text-transform="none" fo:color="#292f33" style:font-name="Gotham Narrow SSm" fo:font-size="10.5pt" fo:letter-spacing="normal" fo:font-style="normal" fo:font-weight="normal" officeooo:rsid="000ac6e8" officeooo:paragraph-rsid="000d0773"/>
    </style:style>
    <style:style style:name="P33" style:family="paragraph" style:parent-style-name="Standard">
      <style:paragraph-properties fo:line-height="200%"/>
      <style:text-properties fo:color="#6666ff" officeooo:rsid="0019c71c" officeooo:paragraph-rsid="0019c71c"/>
    </style:style>
    <style:style style:name="P34" style:family="paragraph" style:parent-style-name="Standard">
      <style:paragraph-properties fo:line-height="200%"/>
      <style:text-properties fo:color="#6666ff" officeooo:rsid="0019c71c" officeooo:paragraph-rsid="001e5036"/>
    </style:style>
    <style:style style:name="P35" style:family="paragraph" style:parent-style-name="Standard">
      <style:paragraph-properties fo:line-height="200%"/>
      <style:text-properties fo:color="#6666ff" officeooo:rsid="0019c71c" officeooo:paragraph-rsid="00212893"/>
    </style:style>
    <style:style style:name="P36" style:family="paragraph" style:parent-style-name="Standard">
      <style:paragraph-properties fo:line-height="200%"/>
      <style:text-properties fo:color="#6666ff" officeooo:rsid="001e5036" officeooo:paragraph-rsid="001f504d"/>
    </style:style>
    <style:style style:name="P37" style:family="paragraph" style:parent-style-name="Standard">
      <style:paragraph-properties fo:line-height="200%"/>
      <style:text-properties fo:color="#6666ff" officeooo:rsid="001f504d" officeooo:paragraph-rsid="001f504d"/>
    </style:style>
    <style:style style:name="P38" style:family="paragraph" style:parent-style-name="Standard">
      <style:paragraph-properties fo:line-height="200%"/>
      <style:text-properties fo:color="#6666ff" officeooo:rsid="001f504d" officeooo:paragraph-rsid="00212893"/>
    </style:style>
    <style:style style:name="P39" style:family="paragraph" style:parent-style-name="Standard">
      <style:paragraph-properties fo:line-height="200%"/>
      <style:text-properties fo:color="#6666ff" officeooo:rsid="00212893" officeooo:paragraph-rsid="00212893"/>
    </style:style>
    <style:style style:name="P40" style:family="paragraph" style:parent-style-name="Standard">
      <style:paragraph-properties fo:margin-left="0in" fo:margin-right="0in" fo:margin-top="0in" fo:margin-bottom="0in" style:contextual-spacing="false" fo:line-height="200%" fo:text-indent="0in" style:auto-text-indent="false"/>
      <style:text-properties style:font-name="Liberation Serif" fo:font-size="12pt" officeooo:paragraph-rsid="002572cf" style:font-size-asian="12pt" style:font-size-complex="12pt"/>
    </style:style>
    <style:style style:name="P41" style:family="paragraph" style:parent-style-name="Standard">
      <style:paragraph-properties fo:margin-left="0in" fo:margin-right="0in" fo:margin-top="0in" fo:margin-bottom="0in" style:contextual-spacing="false" fo:line-height="200%" fo:text-indent="0in" style:auto-text-indent="false"/>
      <style:text-properties style:font-name="Liberation Serif" fo:font-size="12pt" officeooo:rsid="002572cf" officeooo:paragraph-rsid="002572cf" style:font-size-asian="12pt" style:font-size-complex="12pt"/>
    </style:style>
    <style:style style:name="P42" style:family="paragraph" style:parent-style-name="Text_20_body">
      <style:paragraph-properties fo:line-height="200%">
        <style:tab-stops/>
      </style:paragraph-properties>
      <style:text-properties fo:color="#000000" style:font-name="Liberation Serif" fo:font-size="12pt" officeooo:rsid="001f504d" officeooo:paragraph-rsid="0023c69e" style:font-size-asian="12pt" style:font-size-complex="12pt"/>
    </style:style>
    <style:style style:name="P43" style:family="paragraph" style:parent-style-name="Text_20_body">
      <style:paragraph-properties fo:line-height="200%">
        <style:tab-stops/>
      </style:paragraph-properties>
      <style:text-properties fo:color="#000000" style:font-name="Liberation Serif" fo:font-size="12pt" officeooo:rsid="002572cf" officeooo:paragraph-rsid="002572cf" style:font-size-asian="12pt" style:font-size-complex="12pt"/>
    </style:style>
    <style:style style:name="P44" style:family="paragraph" style:parent-style-name="Text_20_body">
      <style:paragraph-properties fo:line-height="200%">
        <style:tab-stops/>
      </style:paragraph-properties>
      <style:text-properties officeooo:paragraph-rsid="00221fb1"/>
    </style:style>
    <style:style style:name="P45" style:family="paragraph" style:parent-style-name="Text_20_body">
      <style:paragraph-properties fo:line-height="200%">
        <style:tab-stops/>
      </style:paragraph-properties>
      <style:text-properties fo:font-variant="normal" fo:text-transform="none" fo:color="#000000" style:font-name="Liberation Serif" fo:font-size="12pt" fo:letter-spacing="normal" fo:font-style="normal" fo:font-weight="normal" officeooo:rsid="001f504d" officeooo:paragraph-rsid="00221fb1" style:font-size-asian="12pt" style:font-size-complex="12pt"/>
    </style:style>
    <style:style style:name="P46" style:family="paragraph" style:parent-style-name="Text_20_body" style:list-style-name="L2">
      <style:paragraph-properties fo:widows="1"/>
      <style:text-properties fo:font-variant="normal" fo:text-transform="none" fo:color="#000000" style:font-name="Liberation Serif" fo:font-size="12pt" fo:letter-spacing="normal" fo:font-style="normal" fo:font-weight="normal" style:font-size-asian="12pt" style:font-size-complex="12pt"/>
    </style:style>
    <style:style style:name="P47" style:family="paragraph" style:parent-style-name="Text_20_body" style:list-style-name="L1">
      <style:paragraph-properties fo:widows="1"/>
    </style:style>
    <style:style style:name="P48"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9" style:family="paragraph" style:parent-style-name="Text_20_body">
      <style:paragraph-properties fo:margin-left="0in" fo:margin-right="0in" fo:line-height="200%" fo:widows="1"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0" style:family="paragraph" style:parent-style-name="Text_20_body">
      <style:paragraph-properties fo:margin-left="0in" fo:margin-right="0in" fo:margin-top="0in" fo:margin-bottom="0in" style:contextual-spacing="false" fo:line-height="200%" fo:text-align="start" style:justify-single-word="false" fo:widows="1" fo:text-indent="0in" style:auto-text-indent="false" fo:padding="0in" fo:border="none">
        <style:tab-stops/>
      </style:paragraph-properties>
      <style:text-properties fo:font-variant="normal" fo:text-transform="none" fo:color="#000000" style:font-name="Liberation Serif" fo:font-size="12pt" fo:letter-spacing="normal" fo:font-style="normal" fo:font-weight="normal" style:font-size-asian="12pt" style:font-size-complex="12pt"/>
    </style:style>
    <style:style style:name="P51" style:family="paragraph" style:parent-style-name="Footer">
      <style:paragraph-properties fo:text-align="center" style:justify-single-word="false"/>
    </style:style>
    <style:style style:name="P52" style:family="paragraph" style:parent-style-name="Preformatted_20_Text">
      <style:paragraph-properties fo:margin-left="0.3937in" fo:margin-right="0.3937in" fo:widows="1" fo:text-indent="0in" style:auto-text-indent="false"/>
      <style:text-properties fo:font-variant="normal" fo:text-transform="none" fo:color="#6666ff" style:font-name="Liberation Serif" fo:font-size="12pt" fo:letter-spacing="normal" fo:font-style="normal" fo:font-weight="normal" style:font-size-asian="12pt" style:font-size-complex="12pt"/>
    </style:style>
    <style:style style:name="P53" style:family="paragraph" style:parent-style-name="Preformatted_20_Text">
      <style:paragraph-properties fo:margin-left="0.3937in" fo:margin-right="0.3937in" fo:widows="1" fo:text-indent="0in" style:auto-text-indent="false"/>
      <style:text-properties fo:font-variant="normal" fo:text-transform="none" fo:color="#6666ff" style:font-name="Liberation Serif" fo:font-size="12pt" fo:letter-spacing="normal" style:font-size-asian="12pt" style:font-size-complex="12pt"/>
    </style:style>
    <style:style style:name="P54" style:family="paragraph" style:parent-style-name="Preformatted_20_Text">
      <style:paragraph-properties fo:margin-left="0.3937in" fo:margin-right="0.3937in" fo:margin-top="0in" fo:margin-bottom="0.1965in" style:contextual-spacing="false" fo:widows="1" fo:text-indent="0in" style:auto-text-indent="false"/>
      <style:text-properties fo:font-variant="normal" fo:text-transform="none" fo:color="#6666ff" style:font-name="Liberation Serif" fo:font-size="12pt" fo:letter-spacing="normal" style:font-size-asian="12pt" style:font-size-complex="12pt"/>
    </style:style>
    <style:style style:name="P55" style:family="paragraph" style:parent-style-name="Preformatted_20_Text">
      <style:paragraph-properties fo:margin-left="0.3937in" fo:margin-right="0.3937in" fo:margin-top="0in" fo:margin-bottom="0.1965in" style:contextual-spacing="false" fo:widows="1" fo:text-indent="0in" style:auto-text-indent="false"/>
      <style:text-properties fo:font-variant="normal" fo:text-transform="none" fo:color="#6666ff" style:font-name="Liberation Serif" fo:font-size="12pt" fo:letter-spacing="normal" fo:font-style="normal" fo:font-weight="normal" style:font-size-asian="12pt" style:font-size-complex="12pt"/>
    </style:style>
    <style:style style:name="T1" style:family="text">
      <style:text-properties officeooo:rsid="000bd54b"/>
    </style:style>
    <style:style style:name="T2" style:family="text">
      <style:text-properties officeooo:rsid="000d0773"/>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f504d"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23c69e" style:font-size-asian="12pt" style:font-size-complex="12pt"/>
    </style:style>
    <style:style style:name="T6" style:family="text">
      <style:text-properties fo:font-variant="normal" fo:text-transform="none" fo:color="#000000" style:font-name="Liberation Serif" fo:font-size="12pt" fo:letter-spacing="normal" fo:font-style="normal" style:text-underline-style="none" fo:font-weight="normal" officeooo:rsid="001f504d" style:font-size-asian="12pt" style:font-size-complex="12pt"/>
    </style:style>
    <style:style style:name="T7" style:family="text">
      <style:text-properties fo:font-variant="normal" fo:text-transform="none" fo:color="#000000" style:font-name="Liberation Serif" fo:font-size="12pt" fo:letter-spacing="normal" fo:font-style="normal" style:text-underline-style="none" fo:font-weight="normal" officeooo:rsid="001f504d" style:font-size-asian="12pt" style:font-size-complex="12pt" fo:padding="0in" fo:border="none"/>
    </style:style>
    <style:style style:name="T8" style:family="text">
      <style:text-properties fo:font-variant="normal" fo:text-transform="none" fo:color="#000000" style:font-name="Liberation Serif" fo:font-size="12pt" fo:letter-spacing="normal" fo:font-style="normal" style:text-underline-style="none" fo:font-weight="normal" officeooo:rsid="00221fb1" style:font-size-asian="12pt" style:font-size-complex="12pt" fo:padding="0in" fo:border="none"/>
    </style:style>
    <style:style style:name="T9" style:family="text">
      <style:text-properties fo:font-variant="normal" fo:text-transform="none" style:font-name="Liberation Serif" fo:letter-spacing="normal" fo:font-style="normal" fo:font-weight="normal"/>
    </style:style>
    <style:style style:name="T10" style:family="text">
      <style:text-properties fo:font-variant="normal" fo:text-transform="none" fo:letter-spacing="normal" fo:font-style="normal" fo:font-weight="normal"/>
    </style:style>
    <style:style style:name="T11" style:family="text">
      <style:text-properties officeooo:rsid="000d7947"/>
    </style:style>
    <style:style style:name="T12" style:family="text">
      <style:text-properties officeooo:rsid="000f532f"/>
    </style:style>
    <style:style style:name="T13" style:family="text">
      <style:text-properties officeooo:rsid="00111f91"/>
    </style:style>
    <style:style style:name="T14" style:family="text">
      <style:text-properties officeooo:rsid="00141153"/>
    </style:style>
    <style:style style:name="T15" style:family="text">
      <style:text-properties officeooo:rsid="001712e6"/>
    </style:style>
    <style:style style:name="T16" style:family="text">
      <style:text-properties officeooo:rsid="0019c71c"/>
    </style:style>
    <style:style style:name="T17" style:family="text">
      <style:text-properties officeooo:rsid="001cec5d"/>
    </style:style>
    <style:style style:name="T18" style:family="text">
      <style:text-properties officeooo:rsid="001e5036"/>
    </style:style>
    <style:style style:name="T19" style:family="text">
      <style:text-properties officeooo:rsid="001f504d"/>
    </style:style>
    <style:style style:name="T20" style:family="text">
      <style:text-properties fo:color="#000000"/>
    </style:style>
    <style:style style:name="T21" style:family="text">
      <style:text-properties officeooo:rsid="00212893"/>
    </style:style>
    <style:style style:name="T22" style:family="text">
      <style:text-properties officeooo:rsid="00213388"/>
    </style:style>
    <style:style style:name="T23" style:family="text">
      <style:text-properties officeooo:rsid="00221fb1"/>
    </style:style>
    <style:style style:name="T24" style:family="text">
      <style:text-properties fo:font-style="normal" fo:font-weight="normal"/>
    </style:style>
    <style:style style:name="T25" style:family="text">
      <style:text-properties style:font-name="Liberation Serif" fo:font-size="12pt" officeooo:rsid="00213388" style:font-size-asian="12pt" style:font-size-complex="12pt"/>
    </style:style>
    <style:style style:name="T26" style:family="text">
      <style:text-properties officeooo:rsid="002572cf"/>
    </style:style>
    <style:style style:name="T27" style:family="text">
      <style:text-properties officeooo:rsid="00276bb7"/>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troduction</text:p>
      <text:p text:style-name="P2"><text:tab/>Ok... Best way to start is just to write. What are we doing here? Is going over exactly how to manage the huge amounts of data coming from the Twitter API. Apparently, using my local wi-fi which has terrible speeds, 30 minutes of downloading from the twitter data stream yields about 6 gigabytes of data. We did this over the course of a week approximately, for a total data size of close to 30 gigs. This is not a something to sneeze at, and takes quite a bit of organizing and planning to deal with. <text:s/>In this paper I will describe exactly the steps required to collect the data and then deal with it, so that a human can understand what was collected in the data. We will do this by <text:span text:style-name="T1">clustering the data into clusters that have similar key words. We will then take each cluster and individually generate sentences that can be used as a summary of that cluster. We made two sentence generators, one of which I will describe in detail. Finally, we were able to take that huge data that we started at, and have a cluster of usually about 200 clusters (have to check this, this can also be over a certain threshold) that each of two sentences that were generated to help give meaning to the cluster, also the keywords are available as well.</text:span></text:p>
      <text:p text:style-name="P17">Twitter API</text:p>
      <text:p text:style-name="P1"><text:span text:style-name="T1"><text:s/><text:tab/>The first step in dealing with big data is finding a source for your data. There are a variety of sources. One can use Raspberry Pis and do an Internet of things, one can crawl the web, and more. What we decided to do for both expedience and because it was interesting was use twitter data. Luckily twitter has an api that allows you to stream live tweets from them. They have several alternative apis. One is restful and allows you to access historical tweets. There are several others which are all available from there site </text:span><text:a xlink:type="simple" xlink:href="https://dev.twitter.com/overview/documentation"><text:span text:style-name="T1">https://dev.twitter.com/overview/documentation</text:span></text:a><text:span text:style-name="T1">. However we chose to use the streaming api. Which simply receives updates on the latest Tweets matching a search query, we will discuss the search queries momentarily. </text:span></text:p>
      <text:p text:style-name="P3"><text:span text:style-name="T2"><text:tab/>However, to use the api you must use an api key. This key allows twitter to identify who you are </text:span><text:soft-page-break/><text:span text:style-name="T2">and keep track of your queries. To get the api key, you must fill out a simpe form available here: <text:s/></text:span><text:a xlink:type="simple" xlink:href="https://apps.twitter.com/app/new"><text:span text:style-name="T2">https://apps.twitter.com/app/new</text:span></text:a><text:span text:style-name="T2"> <text:s/>There's also quite a bit of legalese, which is important to read if you plan on making your application profitable, but if you are just working on a student project like we are, it can be safely ignored. </text:span></text:p>
      <text:p text:style-name="P4"><text:tab/><text:span text:style-name="T11">Once the api key is received, you will actually notice that there are four keys. Not exactly sure why we need so many, but I guess that is just the way it is. From here, one could build an app that access the api individually. However, many people have made open source apps to help, and we followed this route. The open-source app that we used was called tweepy. You must use it within the python environment. First, you will need to collect your api keys and give them variable names inside a python script (these are mine, obviously you'll want to use your own):</text:span></text:p>
      <text:p text:style-name="P5">#Variables that contains the user credentials to access Twitter API </text:p>
      <text:p text:style-name="P5">access_token = "3161805806-5knas<text:span text:style-name="T13">8</text:span>0qzqkaLqO11HY9KwhTWKFskukj45tUoc<text:span text:style-name="T13">Q</text:span>"</text:p>
      <text:p text:style-name="P5">access_token_secret = "m1ILxyRFwCoPHzQ5<text:span text:style-name="T13">6</text:span>MOieoUObjXh976vz3hcgUK1a8b2<text:span text:style-name="T13">F</text:span>"</text:p>
      <text:p text:style-name="P5">consumer_key = "8sOsbXSPd<text:span text:style-name="T13">5</text:span>ZgAzOrrktEu9nK<text:span text:style-name="T13">A</text:span>"</text:p>
      <text:p text:style-name="P5">consumer_secret = "pQbOdiJEjWqVrvUFXggcoGnSD9ZgxtXnBer<text:span text:style-name="T13">3</text:span>Xm4RRAmdFsc1G<text:span text:style-name="T13">3</text:span>"</text:p>
      <text:p text:style-name="P5"/>
      <text:p text:style-name="P18">After that, you can do a fairly simple code like the following, Here is a simple code snippet that should start collecting tweets all about python:</text:p>
      <text:p text:style-name="P6">import tweepy </text:p>
      <text:p text:style-name="P6"/>
      <text:p text:style-name="P6">class MyStreamListener(tweepy.StreamListener):</text:p>
      <text:p text:style-name="P6"><text:s text:c="4"/>def on_status(self, status):</text:p>
      <text:p text:style-name="P6"><text:s text:c="8"/>print(status.text)</text:p>
      <text:p text:style-name="P6"/>
      <text:p text:style-name="P6">auth = tweepy.OAuthHandler(consumer_key, consumer_secret)</text:p>
      <text:p text:style-name="P6">auth.set_access_token(access_token, access_token_secret)</text:p>
      <text:p text:style-name="P6">myStream = tweepy.Stream(auth = auth, listener=MyStreamListener())</text:p>
      <text:p text:style-name="P6"/>
      <text:p text:style-name="P6">myStream.filter(track=['python'])</text:p>
      <text:p text:style-name="P6"/>
      <text:p text:style-name="P19">This will start printing all the tweets from twitter happening in real time about python. </text:p>
      <text:p text:style-name="P9"><text:span text:style-name="T12"><text:tab/>One thing you should notice is that when we are printing, we simply print the text. It should come as no surprise that in fact a lot more information about the tweet is also available. For example </text:span><text:soft-page-break/><text:span text:style-name="T12">the location of the sender. What kind of device they were using, etc. Simply changing print(status.text) to print(status) will reveal all the options available for us to examine. However, for this project we only examined the text output.</text:span></text:p>
      <text:p text:style-name="P9"><text:tab/><text:span text:style-name="T13">What should also be clear is that we do not want to only track tweets with the word “python” in them. We want all the tweets we can get, no matter what the subject matter is. To do this, we can instead of looking at a particular topic, instead use a location search. We can do that by filtering on location. The way we do that is by imagining a rectangle over the area we wish to listen to twitter tweets. Then you must find out the coordinates for the South West corner and then find the coordinates for the North East corner, as well. So for example, if you want to see what the tweets in San Fransisco are, you would try something like:</text:span></text:p>
      <text:p text:style-name="P7">stream.filter(locations = [-122.75,36.8,-121.75, 37.8], languages = ['en'])</text:p>
      <text:p text:style-name="P10">Notice that we have also selected for only English. However, what we found was that the tweets only from San Fransisco were simply not voluminous enough. Instead we decided to filter for the whole United States, with the following approximate coordinates</text:p>
      <text:p text:style-name="P7">stream.filter(locations = [-125, 25, -65, 50], languages = ['en'])</text:p>
      <text:p text:style-name="P11">One thing you should keep in mind, after reading the documentation on the Twitter API, you will find out that Twitter will not send 100% of what they call the “firehose”, but you will usually be restricted to about 10% of the full stream. One should check the documentation if this may be an issue for your project.</text:p>
      <text:p text:style-name="P12"><text:tab/>Now that we have figured out how to use the twitter api, by using tweepy, it is time to collect the data in a useful, or semi-useful, condition. The way we did this was by limiting the amount of data per collection time to 50,000 tweets. This means that the script would run until 50,000 tweets were collected and then would dump this information into a file, with each tweet preceded by the unique number that it came in with. i.e., the first tweet would get the number 1, the second would get the <text:soft-page-break/>number 2, etc. This will help us keep track of the tweets later.</text:p>
      <text:p text:style-name="P15">Pre-Processing the Data</text:p>
      <text:p text:style-name="P13"><text:tab/>After getting the data, we need several steps to bring it into a useful form for later processing. The two most important steps was to clean the data. This is contained in Dan's summary. The other important thing was to make a so-called <text:s/>inverted dictionary. What an inverted dictionary is, is as we step through every word in a tweet, we make a dictionary entry somewhat like the following: </text:p>
      <text:p text:style-name="P8">“the” : [1,4,9]</text:p>
      <text:p text:style-name="P13">And what this means, in this short example, is that the word “the” appeared in tweets 1, 4 and 9 (remember that when we were collecting the tweets, each tweet was given a unique I.D. for later identification). Sometimes, if the word appeared twice in a particular tweet, you will have that tweet number doubled. </text:p>
      <text:p text:style-name="P14"><text:tab/><text:span text:style-name="T14">After completing this sweep through all of the tweets, we have a dictionary that contains every word contained in all of the tweets, we save this as a dictionary and pickle it for later use. For the next step, instead of just these dictionary in raw format, what we are really interested in is a summary, so instead of having “the”: [1,4,9], what we are actually interested in is how many time each word appeared in total. So we sum every word's length to get a picture (actually exact) of exactly how frequent every word was. We will use this frequency as the base for most of the other work.</text:span></text:p>
      <text:p text:style-name="P20">Creating a keywords for each tweet.</text:p>
      <text:p text:style-name="P14"><text:tab/><text:span text:style-name="T14">Now that we have a dictionary in place for each word contained in the collection of all the tweets we have obtained, we are now ready to find the keywords in each tweet. The most popular method of doing this is called term-frequency – inverse document frequency or TF-IDF for short.</text:span></text:p>
      <text:p text:style-name="P16">We will be using two different versions of TF-IDF. One is the proper version, the other is a sort of brutalized incorrect version. Let me first explain this incorrect version, which essentially ignores the TF <text:soft-page-break/>of the TF-IDF. What that means is that we noticed quickly that the same word appears twice in a 40 character tweet very rarely, and if a word appeared twice it was more likely than not a “stop” word, i.e., a word like “the” or “of”. We therefore simply set the TF part of TF-IDF to 1. Then clearly the IDF part was the most important part of finding keywords. The basics of it is that we take each word and see how frequently it appeared in the rest of the corpus. <text:span text:style-name="T15">We then invert this and call this the TF-IDF score. A couple of notes on why this is incorrect, or more to the point what assumptions we made. The first assumption is as we stated above was that a word never appeared twice in a tweet. This has a ramification on both the TF part and the IDF part. For the IDF part, what the actual algorithm states that we do is find out from the documents that you have, how many of those documents contain the selected word. For example, if we were looking at books instead of tweets, you would not be surprised to learn that all documents (under normal conditions) contain the word “the”, and therefore the document frequency would be 1. However, on the same not, if you have a bunch of books and you are looking for the word “Ahab”, you probably wouldn't be surprised to learn that if your corpus had a 100 books, you would probably have a DF score of about 1/100. Clearly, tweets were going to act a little differently then this, but I think the results will still be consistent. To get the IDF score, you simply invert this number, and for reasons of scale, we take the natural logarithm to get the the score. And as we stated earlier, we set the TF part to simply 1, because we assumed that one word was never repeated.</text:span></text:p>
      <text:p text:style-name="P16"><text:tab/>If the word <text:span text:style-name="T15">had a low TF-IDF score</text:span>, then it was not a keyword. If on the other hand the word was infrequent, <text:span text:style-name="T15">i.e. had a high TF-IDF score</text:span>, it was either one of two things. One, it was a keyword, for example something like “python” does not appear too often, or, basically just as often, it was a misspelled word or a link. At first we wanted to filter out the words that appeared only once in the whole corpus, as we imagined, probably correctly that these were going to be mostly of the second kind with a high TF-IDF score, but later we just decided to let it go, because it does not actually affect the <text:soft-page-break/>clustering algorithm to follow.</text:p>
      <text:p text:style-name="P24"><text:tab/><text:span text:style-name="T15">A couple things to note before moving on to the actual clustering algorithm. Probably the most important thing to note is something we learned along the way. At first what we wanted to do was allow every tweet to have 4 keywords, whatever the 4 keywords with the highest TF-IDF score would be the included keywords. This however ran into problems, because some tweets did not have 4 words at all, and thus causing the program to crash. </text:span></text:p>
      <text:p text:style-name="P24"><text:tab/><text:span text:style-name="T16">We then changed this to up to 4 keywords, and this was helpful for a while, but we eventually noticed another bug, well not really a bug, but we had a poor assumption. The problem was that there were many tweets that had a flavor similar to these:</text:span></text:p>
      <text:p text:style-name="P33">I like you :)</text:p>
      <text:p text:style-name="P33">I am the best.</text:p>
      <text:p text:style-name="P33">Me and the dog!</text:p>
      <text:p text:style-name="P25"><text:tab/>The point being, that all of the words in the tweet were all used as keywords. Not only do these tweets have very little in common (remember that Dan found out more than half (i'm just making that up) of all tweets either had the word “I” or “me” in them). But we would probably find (based on the clustering algorithm that we wrote, which I will present shortly) that all of these tweets would be clustered together. This was clearly not what we intended the keyword finding algorithm to do.</text:p>
      <text:p text:style-name="P25"><text:tab/>The solution was simple. We kept a maximum of 4 keywords per tweet, but we also included a minimum TF-IDF score (remember the higher the TF-IDF score the rarer the word). Subjectively, what we found to be a pretty good cutoff was about the word “food”. This is of course a parameter that can be played with to get more or fewer keywords per tweet and also plays a heavy role in how the clustering algorithm was able to perform.</text:p>
      <text:p text:style-name="P25"><text:tab/>One thing to note here is that this meant that many of the tweets simply had no keywords at all. We found that with a cutoff at “food” almost 15% of the tweets had no keywords (no idea what the true <text:soft-page-break/>number is, but we should try to nail this down if we use it).</text:p>
      <text:p text:style-name="P25"><text:tab/>It is also interesting from a computational standpoint, that all three algorithms we have discussed so far (cleaning the data, making an inverted dictionary, and generating the keywords) have had a time complexity proportional to the size of the input. This is very good for large data sets, because anything slower will not scale well as you increase the size of the data.</text:p>
      <text:p text:style-name="P21">The Clustering Algorithm</text:p>
      <text:p text:style-name="P26"><text:tab/>Now that we had <text:span text:style-name="T17">keywords attached to almost all the tweets, it was time to cluster tweets together based on their keywords. One can imagine that there are many ways to do this. We essentially did the simplest method based on disconnected clusters. I will walk through a simple example:</text:span></text:p>
      <text:p text:style-name="P34"><text:span text:style-name="T18">1. <text:tab/>I love food. <text:tab/><text:tab/><text:tab/><text:tab/>Keywords: food</text:span></text:p>
      <text:p text:style-name="P39">2. <text:tab/>The food was mediocre. <text:tab/><text:tab/>Keywords: food, mediocre</text:p>
      <text:p text:style-name="P36"><text:span text:style-name="T19">3</text:span>. <text:tab/><text:span text:style-name="T19">Follow </text:span>my instagram <text:tab/><text:tab/><text:tab/>Keywords: instagram</text:p>
      <text:p text:style-name="P34"><text:span text:style-name="T19">4. <text:tab/>I had a delicious meal. <text:tab/><text:tab/>Keywords: delicious, meal</text:span></text:p>
      <text:p text:style-name="P35"><text:span text:style-name="T21">5</text:span> .<text:tab/><text:span text:style-name="T18">This was food was delicious.<text:tab/><text:tab/>Keywords: food, delicious</text:span></text:p>
      <text:p text:style-name="P37"><text:span text:style-name="T20">And recall that we had already built the inverted dictionary before. While the inverted dictionary will have all the words in the corpus, most importantly for our purposes will be the following entries:</text:span></text:p>
      <text:p text:style-name="P37">“food” : <text:tab/>[1, 2, <text:span text:style-name="T21">5</text:span>]</text:p>
      <text:p text:style-name="P38">“<text:span text:style-name="T21">mediocre”:<text:tab/>[2]</text:span></text:p>
      <text:p text:style-name="P37">“instagram”: <text:tab/>[3]</text:p>
      <text:p text:style-name="P38">“delicious”: <text:tab/>[4, <text:span text:style-name="T21">5</text:span>]</text:p>
      <text:p text:style-name="P37">“meal”: <text:tab/>[4]</text:p>
      <text:p text:style-name="P37"/>
      <text:p text:style-name="P27">Now, let us walk through the steps of the algorithm. <text:span text:style-name="T21">First we will load in the first tweet and put this into </text:span><text:soft-page-break/><text:span text:style-name="T21">a cluster and label the cluster 1 (because it is the first cluster we are dealing with). We also mark the tweet as belonging to a cluster. <text:s/>Then we make a list of keywords, here it is only “food”. Next, we look at the inverted dictionary to see what other tweets have the keyword “food”. We see that tweet 2 also has the word “food”. We then load tweet 2 into memory. We put tweet 2 into cluster 1, and also mark this tweet as belonging to a cluster. We then look at what keywords it contains, and we see that we must add the word “mediocre” to our keyword list. Before moving on to “mediocre”, we finish with “food” first, and see that we must add tweet 5 to our cluster and the keyword “delicious”. At this point we have finished with “food”, but we still have two new keywords to examine: “mediocre” and “delicious”. We next move on to “mediocre”, we look in the inverted dictionary and find that there are no new tweets to add to our cluster. We therefore move on to “delicious”, and find that in the inverted dictionary, we must add tweet number 4 into our cluster (For those following along, we now have tweet 1, 2, 4, and 5 in our cluster). This brings with it a new keyword “meal”, but checking the inverted dictionary yields no new tweets to be added. </text:span></text:p>
      <text:p text:style-name="P27"><text:span text:style-name="T21"><text:tab/>Before moving on in the algorithm, I want to point out the salient point in what this clustering algorithm has done. The most important point is that tweet 1 and tweet 4 are in the same cluster, even though they do not share any of the same keywords. The reason why they are in the same cluster is because tweet 5 shared keywords with both tweets. In fact this is only a one-jump away cluster (Does that make sense?). We found that some clusters were two or three jumps away (totally not verified, but it might be cool to check this out) .</text:span></text:p>
      <text:p text:style-name="P27"><text:span text:style-name="T21"><text:tab/>Now let us move on. As far as the algorithm knows, we have just made a cluster around tweet number 1. So it would naturally move to tweet 2. However, remember how we said that as we cluster a tweet we mark it as belonging to a tweet? Well now, it checks that, and sees that tweet number 2 is already in a cluster, so it moves on to tweet number 3. Naturally, here we start a bew cluster, call it cluster number 2, and then repeat the above steps. Here because if the simple setup, there is only one </text:span><text:soft-page-break/><text:span text:style-name="T21">tweet in this cluster. The algorithm then steps through the rest of the tweets and sees that they have all already been clustered and therefor finishes.</text:span></text:p>
      <text:p text:style-name="P27"><text:span text:style-name="T21"><text:tab/>With the clusters made, we are ready to start our work on individual clusters. (Although, if we could it would be nice to say something about how many clusters we would typically find and how many tweets were in the biggest clusters and how many tweets were in the smallest clusters, and how many tweets were in the middle of the pack, etc.)</text:span></text:p>
      <text:p text:style-name="P22"><text:span text:style-name="T22">Automatic Sentence Generation</text:span></text:p>
      <text:p text:style-name="P28"><text:span text:style-name="T22"><text:tab/>If you read the literature, there are a ton of ways to do automatic sentence generation. Luckily for our team, we were fortunate to have an all-star linguist on our team. What we needed was a way to use the grammar structures that he created, to make sentences. Instead of crafting our own algorithms to do this, we used the open-source project: NLTK or the Natural Language Toolkit. As we mentioned earlier, we already used tweepy, the reason for doing this is when you are doing a large project, it is best to rely on proven technology wherever possible rather than building your own, both for performance reasons (i.e., faster and less bugs) and because it saves time by off-loading some of your </text:span><text:span text:style-name="T25">responsibilities. In any case we used NLTK. Here's a quote from their webpage:</text:span></text:p>
      <text:p text:style-name="P44"><text:span text:style-name="T4"><text:tab/>NLTK is a leading platform for building Python programs to work with human language data. It provides easy-to-use int</text:span><text:span text:style-name="T6">erfaces to </text:span><text:span text:style-name="T7">over 50 corpora and lexical resource</text:span><text:span text:style-name="T8">s </text:span><text:span text:style-name="T7"><text:s/></text:span><text:span text:style-name="T8">s</text:span><text:span text:style-name="T6">uc</text:span><text:span text:style-name="T4">h as WordNet, along with a suite of text processing libraries for classification, tokenization, stemming, tagging, parsing, and semantic reasoning, wrappers for industrial-strength NLP libraries, and an</text:span><text:span text:style-name="T6"> active </text:span><text:span text:style-name="T7">discussion forum</text:span><text:span text:style-name="T6">.</text:span></text:p>
      <text:p text:style-name="P50"><text:tab/>Thanks to a hands-on guide introducing programming fundamentals alongside topics in computational linguistics, plus comprehensive API documentation, NLTK is suitable for linguists, engineers, students, educators, researchers, and industry users alike. NLTK is available for Windows, Mac OS X, and Linux. Best of all, NLTK is a free, open source, community-driven project.</text:p>
      <text:p text:style-name="P50"><text:soft-page-break/>NLTK has been called “a wonderful tool for teaching, and working in, computational linguistics using Python,” and “an amazing library to play with natural language.”</text:p>
      <text:p text:style-name="P29"><text:tab/><text:span text:style-name="T23">The thing that was most important for us is that we were able to use context-free grammars to generate sentences. What are context-free grammars? </text:span></text:p>
      <text:p text:style-name="P42"><text:span text:style-name="T10">A context-free grammar (CFG) is a set of recursive rewriting rules (or </text:span><text:span text:style-name="Emphasis"><text:span text:style-name="T10">productions</text:span></text:span><text:span text:style-name="T10">) used to generate patterns of strings.</text:span></text:p>
      <text:p text:style-name="P48">A CFG consists of the following components:</text:p>
      <text:list xml:id="list1606243006196510412" text:style-name="L1">
        <text:list-item>
          <text:p text:style-name="P47"><text:span text:style-name="T3">a set of </text:span><text:span text:style-name="Emphasis"><text:span text:style-name="T3">terminal symbols</text:span></text:span><text:span text:style-name="T3">, which are the characters of the alphabet that appear in the strings generated by the grammar.</text:span></text:p>
        </text:list-item>
        <text:list-item>
          <text:p text:style-name="P47"><text:span text:style-name="T3">a set of </text:span><text:span text:style-name="Emphasis"><text:span text:style-name="T3">nonterminal symbols</text:span></text:span><text:span text:style-name="T3">, which are placeholders for patterns of terminal symbols that can be generated by the nonterminal symbols.</text:span></text:p>
        </text:list-item>
        <text:list-item>
          <text:p text:style-name="P47"><text:span text:style-name="T3">a set of </text:span><text:span text:style-name="Emphasis"><text:span text:style-name="T3">productions</text:span></text:span><text:span text:style-name="T3">, which are rules for replacing (or rewriting) nonterminal symbols (on the left side of the production) in a string with other nonterminal or terminal symbols (on the right side of the production).</text:span></text:p>
        </text:list-item>
        <text:list-item>
          <text:p text:style-name="P47"><text:span text:style-name="T5">a</text:span><text:span text:style-name="T3"> </text:span><text:span text:style-name="Emphasis"><text:span text:style-name="T3">start symbol</text:span></text:span><text:span text:style-name="T3">, which is a special nonterminal symbol that appears in the initial string generated by the grammar.</text:span></text:p>
        </text:list-item>
      </text:list>
      <text:p text:style-name="P48">To generate a string of terminal symbols from a CFG, we:</text:p>
      <text:list xml:id="list8075510058358199985" text:style-name="L2">
        <text:list-item>
          <text:p text:style-name="P46">Begin with a string consisting of the start symbol;</text:p>
        </text:list-item>
        <text:list-item>
          <text:p text:style-name="P46">Apply one of the productions with the start symbol on the left hand size, replacing the start symbol with the right hand side of the production;</text:p>
        </text:list-item>
        <text:list-item>
          <text:p text:style-name="P46">Repeat the process of selecting nonterminal symbols in the string, and replacing them with the right hand side of some corresponding production, until all nonterminals have been replaced by terminal symbols.</text:p>
        </text:list-item>
      </text:list>
      <text:p text:style-name="P29"/>
      <text:p text:style-name="P29"><text:span text:style-name="T23">I think it might be easiest to understand with a simple example. NLTK provides a demo context-free grammar. Here is how it works:</text:span></text:p>
      <text:p text:style-name="P45">An example grammar:</text:p>
      <text:p text:style-name="P52"><text:soft-page-break/>&gt;&gt;&gt; from nltk.parse.generate import generate, demo_grammar</text:p>
      <text:p text:style-name="P52">&gt;&gt;&gt; from nltk import CFG</text:p>
      <text:p text:style-name="P52">&gt;&gt;&gt; grammar = CFG.fromstring(demo_grammar)</text:p>
      <text:p text:style-name="P52">&gt;&gt;&gt; print(grammar)</text:p>
      <text:p text:style-name="P52">Grammar with 13 productions (start state = S)</text:p>
      <text:p text:style-name="P53"><text:s text:c="4"/><text:span text:style-name="T24">S -&gt; NP <text:s/>VP</text:span></text:p>
      <text:p text:style-name="P53"><text:s text:c="4"/><text:span text:style-name="T24">NP -&gt; Det N</text:span></text:p>
      <text:p text:style-name="P53"><text:s text:c="4"/><text:span text:style-name="T24">PP -&gt; P NP</text:span></text:p>
      <text:p text:style-name="P53"><text:s text:c="4"/><text:span text:style-name="T24">VP -&gt; 'slept'</text:span></text:p>
      <text:p text:style-name="P53"><text:s text:c="4"/><text:span text:style-name="T24">VP -&gt; 'saw' NP</text:span></text:p>
      <text:p text:style-name="P53"><text:s text:c="4"/><text:span text:style-name="T24">VP -&gt; 'walked' PP</text:span></text:p>
      <text:p text:style-name="P53"><text:s text:c="4"/><text:span text:style-name="T24">Det -&gt; 'the'</text:span></text:p>
      <text:p text:style-name="P53"><text:s text:c="4"/><text:span text:style-name="T24">Det -&gt; 'a'</text:span></text:p>
      <text:p text:style-name="P53"><text:s text:c="4"/><text:span text:style-name="T24">N -&gt; 'man'</text:span></text:p>
      <text:p text:style-name="P53"><text:s text:c="4"/><text:span text:style-name="T24">N -&gt; 'park'</text:span></text:p>
      <text:p text:style-name="P53"><text:s text:c="4"/><text:span text:style-name="T24">N -&gt; 'dog'</text:span></text:p>
      <text:p text:style-name="P53"><text:s text:c="4"/><text:span text:style-name="T24">P -&gt; 'in'</text:span></text:p>
      <text:p text:style-name="P54"><text:s text:c="4"/><text:span text:style-name="T24">P -&gt; 'with'</text:span></text:p>
      <text:p text:style-name="P48">The first 10 generated sentences:</text:p>
      <text:p text:style-name="P52">&gt;&gt;&gt; for sentence in generate(grammar, n=10):</text:p>
      <text:p text:style-name="P52">... <text:s text:c="4"/>print(' '.join(sentence))</text:p>
      <text:p text:style-name="P52">the man slept</text:p>
      <text:p text:style-name="P52">the man saw the man</text:p>
      <text:p text:style-name="P52">the man saw the park</text:p>
      <text:p text:style-name="P52">the man saw the dog</text:p>
      <text:p text:style-name="P52">the man saw a man</text:p>
      <text:p text:style-name="P52">the man saw a park</text:p>
      <text:p text:style-name="P52">the man saw a dog</text:p>
      <text:p text:style-name="P52">the man walked in the man</text:p>
      <text:p text:style-name="P52">the man walked in the park</text:p>
      <text:p text:style-name="P55">the man walked in the dog</text:p>
      <text:p text:style-name="P48">All <text:span text:style-name="T23">s</text:span>entences of ma<text:span text:style-name="T23">x</text:span> depth 4:</text:p>
      <text:p text:style-name="P52">&gt;&gt;&gt; for sentence in generate(grammar, depth=4):</text:p>
      <text:p text:style-name="P52">... <text:s text:c="4"/>print(' '.join(sentence))</text:p>
      <text:p text:style-name="P52">the man slept</text:p>
      <text:p text:style-name="P52">the park slept</text:p>
      <text:p text:style-name="P52">the dog slept</text:p>
      <text:p text:style-name="P52">a man slept</text:p>
      <text:p text:style-name="P52">a park slept</text:p>
      <text:p text:style-name="P55">a dog slept</text:p>
      <text:p text:style-name="P48">The number of sentences of different max depths:</text:p>
      <text:p text:style-name="P52"><text:soft-page-break/>&gt;&gt;&gt; len(list(generate(grammar, depth=3)))</text:p>
      <text:p text:style-name="P52">0</text:p>
      <text:p text:style-name="P52">&gt;&gt;&gt; len(list(generate(grammar, depth=4)))</text:p>
      <text:p text:style-name="P52">6</text:p>
      <text:p text:style-name="P52">&gt;&gt;&gt; len(list(generate(grammar, depth=5)))</text:p>
      <text:p text:style-name="P52">42</text:p>
      <text:p text:style-name="P52">&gt;&gt;&gt; len(list(generate(grammar, depth=6)))</text:p>
      <text:p text:style-name="P52">114</text:p>
      <text:p text:style-name="P52">&gt;&gt;&gt; len(list(generate(grammar)))</text:p>
      <text:p text:style-name="P55">114</text:p>
      <text:p text:style-name="P30">Anyways... A couple of things to note here. NLTK has a rich set of stuff you can do, please read their documentation, because I am not going to re-write their book for this, even though it is really interesting. Well, maybe I'll take one more example:</text:p>
      <text:p text:style-name="P43"><text:span text:style-name="T10">We gave an example in (chapter 2) of how to use the frequency information in bigrams to generate text that seems perfectly acceptable for small sequences of words but rapidly degenerates into nonsense. Here's another pair of examples that we created by computing the bigrams over the text of a childrens' story, </text:span><text:span text:style-name="Emphasis"><text:span text:style-name="T10">The Adventures of Buster Brown </text:span></text:span><text:span text:style-name="T10">(</text:span><text:span text:style-name="Teletype"><text:span text:style-name="T9">http://www.gutenberg.org/files/22816/22816.txt</text:span></text:span><text:span text:style-name="T10">):</text:span></text:p>
      <text:p text:style-name="P41"><text:bookmark text:name="ex-salad"/>a. He roared with me the pail slip down his back.</text:p>
      <text:p text:style-name="P40"><text:span text:style-name="T26">b. The worst part and clumsy looking for whoever heard light.</text:span></text:p>
      <text:p text:style-name="P49">You intuitively know that these sequences are "word-salad", but you probably find it hard to pin down what's wrong with them. One benefit of studying grammar is that it provides a conceptual framework and vocabulary for spelling out these intuitions</text:p>
      <text:p text:style-name="P30">Ok... I'm getting lost in describing all the cool things that NLTK does for us. Suffice it to say it helps us. One we can get a part of speech tagger. This helps us to then use a context free grammar to generate sentences. Then we can use a bi-gram model (or a tri-gram model, but I believe we simply used a bi-gram model) to check which sentences are best.</text:p>
      <text:p text:style-name="P30"><text:tab/>The problem that we faced when trying to use the context-free grammar generation, is that it was giving us far too many sentences. In fact, it was often filling up the entire RAM of my computer <text:soft-page-break/>before halting. We had to tame the amount of sentences that were being created. What we discovered was that the problem could be traced to having too many final words allowed. Why? Because we were using all of the words in each cluster to generate the sentences. What we needed to do was slim this down in some logical way, so that there were not too many nouns and verbs, etc. but only one or two of the most important nouns or verbs in a sentence. Luckily for us, we already know how to find the most important words: TF-IDF. This time, while the IDF part remained the same, we were able to actually use the TF part in a reasonable manner. Because, here, we could actually analyze a cluster of tweets and <text:s/>pretend that they were all one document and then check which words were the most frequent. We did this for each category of part of speech and then selected the 2 highest-scoring TF-IDF for each part-of-speech.</text:p>
      <text:p text:style-name="P30"><text:tab/>Now that the CFG was generating not too many sentences. We were able to again narrow down the list of possibilities by using a bi-gram to check against the tweets that were actually in the cluster. I'm getting tired of writing about this, so let me stop here.</text:p>
      <text:p text:style-name="P31">Summary</text:p>
      <text:p text:style-name="P30">In summary, we were able to <text:span text:style-name="T27">make a large data set small by following a specific pipeline: Collect the data, clean the data, group the data into clusters, create one sentence summaries of each cluster. Job well done!</text:span></text:p>
      <text:p text:style-name="P23"><text:s text:c="2"/></text:p>
      <text:p text:style-name="P3"/>
      <text:p text:style-name="P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otham Narrow SSm" svg:font-family="'Gotham Narrow SSm', 'Helvetica Neue', Helvetica, sans-serif"/>
    <style:font-face style:name="Times New Roman" svg:font-family="'Times New Roman'"/>
    <style:font-face style:name="Verdana" svg:font-family="Verdan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09:32:35.694214175</meta:creation-date>
    <dc:date>2015-11-29T13:30:48.347409041</dc:date>
    <meta:editing-duration>P1DT1H14M35S</meta:editing-duration>
    <meta:editing-cycles>19</meta:editing-cycles>
    <meta:generator>LibreOffice/4.2.8.2$Linux_x86 LibreOffice_project/420m0$Build-2</meta:generator>
    <meta:document-statistic meta:table-count="0" meta:image-count="0" meta:object-count="0" meta:page-count="13" meta:paragraph-count="144" meta:word-count="4199" meta:character-count="23839" meta:non-whitespace-character-count="19649"/>
  </office:meta>
</office:document-meta>
</file>